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, Arial, Verdana, 'Trebuchet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fo:break-before="page" table:align="left"/>
    </style:style>
    <style:style style:name="Table1.A" style:family="table-column">
      <style:table-column-properties style:column-width="2.125in"/>
    </style:style>
    <style:style style:name="Table1.B" style:family="table-column">
      <style:table-column-properties style:column-width="4.57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5227" officeooo:paragraph-rsid="001f5227"/>
    </style:style>
    <style:style style:name="P2" style:family="paragraph" style:parent-style-name="Standard">
      <style:text-properties officeooo:rsid="0020f6ec" officeooo:paragraph-rsid="0020f6ec"/>
    </style:style>
    <style:style style:name="P3" style:family="paragraph" style:parent-style-name="Standard">
      <style:text-properties fo:font-weight="bold" officeooo:rsid="002608cb" officeooo:paragraph-rsid="002608cb" style:font-weight-asian="bold" style:font-weight-complex="bold"/>
    </style:style>
    <style:style style:name="P4" style:family="paragraph" style:parent-style-name="Standard">
      <style:text-properties fo:font-weight="bold" officeooo:rsid="001f5227" officeooo:paragraph-rsid="001f5227" style:font-weight-asian="bold" style:font-weight-complex="bold"/>
    </style:style>
    <style:style style:name="P5" style:family="paragraph" style:parent-style-name="Standard">
      <style:text-properties officeooo:rsid="002608cb" officeooo:paragraph-rsid="002608cb"/>
    </style:style>
    <style:style style:name="P6" style:family="paragraph" style:parent-style-name="Standard">
      <style:text-properties officeooo:rsid="003d5711" officeooo:paragraph-rsid="003d5711"/>
    </style:style>
    <style:style style:name="P7" style:family="paragraph" style:parent-style-name="Standard">
      <style:text-properties officeooo:rsid="0030f519" officeooo:paragraph-rsid="0042a2ab"/>
    </style:style>
    <style:style style:name="P8" style:family="paragraph" style:parent-style-name="Standard">
      <style:text-properties fo:font-weight="normal" officeooo:rsid="004434bc" officeooo:paragraph-rsid="004434bc" style:font-weight-asian="normal" style:font-weight-complex="normal"/>
    </style:style>
    <style:style style:name="P9" style:family="paragraph" style:parent-style-name="Standard">
      <style:text-properties fo:font-weight="normal" officeooo:rsid="0020f6ec" officeooo:paragraph-rsid="00464d53" style:font-weight-asian="normal" style:font-weight-complex="normal"/>
    </style:style>
    <style:style style:name="P10" style:family="paragraph" style:parent-style-name="Standard">
      <style:text-properties fo:font-weight="normal" officeooo:rsid="0020f6ec" officeooo:paragraph-rsid="005deaa8" style:font-weight-asian="normal" style:font-weight-complex="normal"/>
    </style:style>
    <style:style style:name="P11" style:family="paragraph" style:parent-style-name="Standard">
      <style:text-properties fo:font-weight="normal" officeooo:rsid="00494416" officeooo:paragraph-rsid="00494416" style:font-weight-asian="normal" style:font-weight-complex="normal"/>
    </style:style>
    <style:style style:name="P12" style:family="paragraph" style:parent-style-name="Standard">
      <style:text-properties fo:font-weight="normal" officeooo:rsid="0049e3a3" officeooo:paragraph-rsid="0049e3a3" style:font-weight-asian="normal" style:font-weight-complex="normal"/>
    </style:style>
    <style:style style:name="P13" style:family="paragraph" style:parent-style-name="Standard">
      <style:text-properties fo:font-weight="normal" officeooo:rsid="004ad4a3" officeooo:paragraph-rsid="004ad4a3" style:font-weight-asian="normal" style:font-weight-complex="normal"/>
    </style:style>
    <style:style style:name="P14" style:family="paragraph" style:parent-style-name="Standard">
      <style:text-properties fo:font-weight="normal" officeooo:rsid="004ddb6b" officeooo:paragraph-rsid="004ddb6b" style:font-weight-asian="normal" style:font-weight-complex="normal"/>
    </style:style>
    <style:style style:name="P15" style:family="paragraph" style:parent-style-name="Standard">
      <style:text-properties fo:font-weight="normal" officeooo:rsid="004ddb6b" officeooo:paragraph-rsid="004ec0bd" style:font-weight-asian="normal" style:font-weight-complex="normal"/>
    </style:style>
    <style:style style:name="P16" style:family="paragraph" style:parent-style-name="Standard">
      <style:text-properties fo:font-weight="normal" officeooo:rsid="0051c53f" officeooo:paragraph-rsid="0051c53f" style:font-weight-asian="normal" style:font-weight-complex="normal"/>
    </style:style>
    <style:style style:name="P17" style:family="paragraph" style:parent-style-name="Standard">
      <style:text-properties fo:font-weight="normal" officeooo:rsid="00525905" officeooo:paragraph-rsid="00525905" style:font-weight-asian="normal" style:font-weight-complex="normal"/>
    </style:style>
    <style:style style:name="P18" style:family="paragraph" style:parent-style-name="Standard">
      <style:text-properties fo:font-weight="normal" officeooo:rsid="00531b24" officeooo:paragraph-rsid="00531b24" style:font-weight-asian="normal" style:font-weight-complex="normal"/>
    </style:style>
    <style:style style:name="P19" style:family="paragraph" style:parent-style-name="Table_20_Contents">
      <style:text-properties officeooo:rsid="00586909" officeooo:paragraph-rsid="00586909"/>
    </style:style>
    <style:style style:name="P20" style:family="paragraph" style:parent-style-name="Table_20_Contents">
      <style:text-properties officeooo:rsid="00586909" officeooo:paragraph-rsid="00599834"/>
    </style:style>
    <style:style style:name="P21" style:family="paragraph" style:parent-style-name="Table_20_Contents">
      <style:text-properties officeooo:rsid="00599834" officeooo:paragraph-rsid="00599834"/>
    </style:style>
    <style:style style:name="P22" style:family="paragraph" style:parent-style-name="Table_20_Contents">
      <style:text-properties officeooo:rsid="005b770a" officeooo:paragraph-rsid="005b770a"/>
    </style:style>
    <style:style style:name="P23" style:family="paragraph" style:parent-style-name="Standard">
      <style:text-properties fo:font-weight="normal" officeooo:rsid="004434bc" officeooo:paragraph-rsid="004434bc" style:font-weight-asian="normal" style:font-weight-complex="normal"/>
    </style:style>
    <style:style style:name="P24" style:family="paragraph" style:parent-style-name="Standard">
      <style:text-properties fo:font-weight="normal" officeooo:rsid="004f99e2" officeooo:paragraph-rsid="004f99e2" style:font-weight-asian="normal" style:font-weight-complex="normal"/>
    </style:style>
    <style:style style:name="P25" style:family="paragraph" style:parent-style-name="Standard">
      <style:text-properties officeooo:rsid="001f5227" officeooo:paragraph-rsid="001f5227"/>
    </style:style>
    <style:style style:name="T1" style:family="text">
      <style:text-properties officeooo:rsid="0020f6e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243cec"/>
    </style:style>
    <style:style style:name="T5" style:family="text">
      <style:text-properties officeooo:rsid="0033c7f5"/>
    </style:style>
    <style:style style:name="T6" style:family="text">
      <style:text-properties officeooo:rsid="00349c5d"/>
    </style:style>
    <style:style style:name="T7" style:family="text">
      <style:text-properties officeooo:rsid="00354c96"/>
    </style:style>
    <style:style style:name="T8" style:family="text">
      <style:text-properties officeooo:rsid="00398e4b"/>
    </style:style>
    <style:style style:name="T9" style:family="text">
      <style:text-properties officeooo:rsid="003b90e8"/>
    </style:style>
    <style:style style:name="T10" style:family="text">
      <style:text-properties officeooo:rsid="003e05d1"/>
    </style:style>
    <style:style style:name="T11" style:family="text">
      <style:text-properties officeooo:rsid="003e0d0a"/>
    </style:style>
    <style:style style:name="T12" style:family="text">
      <style:text-properties officeooo:rsid="0040b20f"/>
    </style:style>
    <style:style style:name="T13" style:family="text">
      <style:text-properties officeooo:rsid="00464d53"/>
    </style:style>
    <style:style style:name="T14" style:family="text">
      <style:text-properties officeooo:rsid="004ec0bd"/>
    </style:style>
    <style:style style:name="T15" style:family="text">
      <style:text-properties officeooo:rsid="004f99e2"/>
    </style:style>
    <style:style style:name="T16" style:family="text">
      <style:text-properties officeooo:rsid="00525905"/>
    </style:style>
    <style:style style:name="T17" style:family="text">
      <style:text-properties officeooo:rsid="00531b24"/>
    </style:style>
    <style:style style:name="T18" style:family="text">
      <style:text-properties officeooo:rsid="00547626"/>
    </style:style>
    <style:style style:name="T19" style:family="text">
      <style:text-properties officeooo:rsid="0055e4db"/>
    </style:style>
    <style:style style:name="T20" style:family="text">
      <style:text-properties officeooo:rsid="00574d97"/>
    </style:style>
    <style:style style:name="T21" style:family="text">
      <style:text-properties officeooo:rsid="00599834"/>
    </style:style>
    <style:style style:name="T22" style:family="text">
      <style:text-properties officeooo:rsid="005cc974"/>
    </style:style>
    <style:style style:name="T23" style:family="text">
      <style:text-properties officeooo:rsid="005efa2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omeponics <text:span text:style-name="T8">System</text:span></text:p>
      <text:p text:style-name="P1"/>
      <text:p text:style-name="P4"/>
      <text:p text:style-name="P1"><text:span text:style-name="T2">Abteilung</text:span>: <text:s text:c="2"/><text:tab/>IT</text:p>
      <text:p text:style-name="P1"><text:span text:style-name="T2">Jahrgang</text:span><text:tab/>5BHIT</text:p>
      <text:p text:style-name="P2"><text:span text:style-name="T2">Team</text:span>:<text:tab/><text:tab/>Matthias Schwebler, Ramin Bahadoorifar, Samuel Schober, Konrad Kelc</text:p>
      <text:p text:style-name="P2"><text:span text:style-name="T2">Betreuer</text:span>: <text:tab/>Gottfried Koppensteiner, Markus Schabel</text:p>
      <text:p text:style-name="P8"><text:span text:style-name="T2"/></text:p>
      <text:p text:style-name="P8"><text:span text:style-name="T2"/></text:p>
      <text:p text:style-name="P8"><text:span text:style-name="T2">Ausgangslage</text:span> (400)</text:p>
      <text:p text:style-name="P9">Aquaponi<text:span text:style-name="T11">c</text:span> ist ein Verfahren, welches die Aufzucht von Fischen (Aquakultur) mit der Aufzucht von Nutzpflanzen (Hydrokultur) verbindet. <text:span text:style-name="T13">Da in Österreich eine magere Marktsituation vorherrscht, und der globale Trend immer mehr in Richtung umweltfreundlicher Ökosysteme neigt, bietet dieses Projekt eine ideale Vermarktungschance in Österreich.</text:span></text:p>
      <text:p text:style-name="P9"/>
      <text:p text:style-name="P8"><text:span text:style-name="T2">Subthemen</text:span> (800)</text:p>
      <text:p text:style-name="P11">Samuel Schober (Product Owner):</text:p>
      <text:p text:style-name="P15">Erstellen einer Corporate Identity, Corporate Design, Homepage, <text:span text:style-name="T23">Markstudie, Marketing,</text:span> Inhalt<text:span text:style-name="T14">e/Kundenhandbücher</text:span> der <text:span text:style-name="T14">Webapp.</text:span> Kooperation mit Kunden/Projektpartner</text:p>
      <text:p text:style-name="P11">Matthias Schwebler:</text:p>
      <text:p text:style-name="P11">Ansteuerung der Sensoren <text:span text:style-name="T15">und Aktoren</text:span>, über einen SBC, <text:span text:style-name="T15">sowie</text:span> Übermittlung der erhaltenen Daten an einen zentralen Server.</text:p>
      <text:p text:style-name="P12">Ramin Bahadoorifar: </text:p>
      <text:p text:style-name="P14"><text:span text:style-name="T15">Entwickeln eines </text:span>Front- und Backend<text:span text:style-name="T15">s</text:span> der Webapplikation, welche für das Anzeigen der Sensordaten und das Steuern der Aktoren zuständig ist. <text:span text:style-name="T15">Usermanagement (Registrierung/Login).</text:span></text:p>
      <text:p text:style-name="P12">Konrad Kelc:</text:p>
      <text:p text:style-name="P13">Erstellung der Datenbank für die Erfassung und Evaluierung der Sensordaten. Aufbau des </text:p>
      <text:p text:style-name="P13">Aquaponic <text:span text:style-name="T17">S</text:span>ystems, Einbau der Har<text:span text:style-name="T18">d</text:span>ware und Elektronik (Sensoren , Steuergeräte zum <text:span text:style-name="T15">SBC).</text:span></text:p>
      <text:p text:style-name="P24"/>
      <text:p text:style-name="P8"><text:span text:style-name="T2">Zielsetzung</text:span> (400)</text:p>
      <text:p text:style-name="P10">Es soll eine vollautomatisierte Lösung für ein Aquaponi<text:span text:style-name="T11">c</text:span>-System für Haushalte als Prototyp geschaffen werden. <text:span text:style-name="T4">Diese</text:span> beinhaltet einerseits eine geeignete Konstruktion die sowohl das Aquarium <text:span text:style-name="T12">und</text:span> <text:span text:style-name="T12">die Hydrokultur</text:span> enthält als auch die entsprechende Überwachung und Regelung des Systems.</text:p>
      <text:p text:style-name="P8"/>
      <text:p text:style-name="P8"><text:span text:style-name="T2">Geplantes Ergebnis der individuellen Themenstellung</text:span> (400)</text:p>
      <text:p text:style-name="P16">S<text:span text:style-name="T20">S</text:span>:</text:p>
      <text:p text:style-name="P18">Corporate Identity, Corporate Desgin, Homepage, Kundenhandbücher, Webapp-Inhalte.</text:p>
      <text:p text:style-name="P16">MS:</text:p>
      <text:p text:style-name="P16">Ein Programm <text:span text:style-name="T16">(SBC) </text:span>zur, Ablesung der Sensordaten <text:span text:style-name="T16">(Aktoren), </text:span>de<text:span text:style-name="T19">ren</text:span> Über<text:span text:style-name="T16">tragung</text:span> an den Server.</text:p>
      <text:p text:style-name="P16">R<text:span text:style-name="T16">B:</text:span></text:p>
      <text:p text:style-name="P17">Webapp: Sensor-Daten u. Meldungen anzeigen, Aktoren steuern, Einrichtung eines Zentralservers.</text:p>
      <text:p text:style-name="P16">K<text:span text:style-name="T17">K</text:span>:</text:p>
      <text:p text:style-name="P18">Datenbank mit evaluierten Daten, Planung u. Aufbau des Aquaponic Systems mit eingebauter Hardware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24. 9. 2016</text:p>
          </table:table-cell>
          <table:table-cell table:style-name="Table1.B1" office:value-type="string">
            <text:p text:style-name="P19">Evaluation Sprint abgeschlossen</text:p>
          </table:table-cell>
        </table:table-row>
        <table:table-row>
          <table:table-cell table:style-name="Table1.A2" office:value-type="string">
            <text:p text:style-name="P19">30.09.2016</text:p>
          </table:table-cell>
          <table:table-cell table:style-name="Table1.B2" office:value-type="string">
            <text:p text:style-name="P19">Corporate Identity, konzeptionelle Planung des Systems, Mockups der Web-App</text:p>
          </table:table-cell>
        </table:table-row>
        <table:table-row>
          <table:table-cell table:style-name="Table1.A2" office:value-type="string">
            <text:p text:style-name="P19">21.10.2016</text:p>
          </table:table-cell>
          <table:table-cell table:style-name="Table1.B2" office:value-type="string">
            <text:p text:style-name="P19">Ablesen der Temperatur, We<text:span text:style-name="T22">r</text:span>b<text:span text:style-name="T22">e</text:span>auftritt</text:p>
          </table:table-cell>
        </table:table-row>
        <table:table-row>
          <table:table-cell table:style-name="Table1.A2" office:value-type="string">
            <text:p text:style-name="P19">11.11.2016</text:p>
          </table:table-cell>
          <table:table-cell table:style-name="Table1.B2" office:value-type="string">
            <text:p text:style-name="P19">Ablesen der restlichen Sensoren</text:p>
          </table:table-cell>
        </table:table-row>
        <table:table-row>
          <table:table-cell table:style-name="Table1.A2" office:value-type="string">
            <text:p text:style-name="P19">1. 1. 2017</text:p>
          </table:table-cell>
          <table:table-cell table:style-name="Table1.B2" office:value-type="string">
            <text:p text:style-name="P19">Prototyp der Web-App, Ansteuerung der Aktoren</text:p>
          </table:table-cell>
        </table:table-row>
        <table:table-row>
          <table:table-cell table:style-name="Table1.A2" office:value-type="string">
            <text:p text:style-name="P19">20.1.2017</text:p>
          </table:table-cell>
          <table:table-cell table:style-name="Table1.B2" office:value-type="string">
            <text:p text:style-name="P20">Automatische Übermittlung aller Daten der Sensoren, <text:span text:style-name="T21">Web-App finalisiert</text:span></text:p>
          </table:table-cell>
        </table:table-row>
        <table:table-row>
          <table:table-cell table:style-name="Table1.A2" office:value-type="string">
            <text:p text:style-name="P21">28.2.2017</text:p>
          </table:table-cell>
          <table:table-cell table:style-name="Table1.B2" office:value-type="string">
            <text:p text:style-name="P21">Testen abgeschlossen</text:p>
          </table:table-cell>
        </table:table-row>
        <table:table-row>
          <table:table-cell table:style-name="Table1.A2" office:value-type="string">
            <text:p text:style-name="P22">10.3.2017</text:p>
          </table:table-cell>
          <table:table-cell table:style-name="Table1.B2" office:value-type="string">
            <text:p text:style-name="P22">Zusammenbau und Finalisierung des Systems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, Arial, Verdana, 'Trebuchet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18:56:58.484916899</meta:creation-date>
    <dc:date>2016-09-21T14:26:50.094996890</dc:date>
    <meta:editing-duration>PT5H45M35S</meta:editing-duration>
    <meta:editing-cycles>51</meta:editing-cycles>
    <meta:generator>LibreOffice/5.1.4.2$Linux_X86_64 LibreOffice_project/10m0$Build-2</meta:generator>
    <meta:document-statistic meta:table-count="1" meta:image-count="0" meta:object-count="0" meta:page-count="2" meta:paragraph-count="44" meta:word-count="300" meta:character-count="2421" meta:non-whitespace-character-count="2158"/>
  </office:meta>
</office:document-meta>
</file>